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7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ayfair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Match Criteria </text:p>
          </table:table-cell>
          <table:table-cell office:value-type="string">
            <text:p>Tolerance (m)</text:p>
          </table:table-cell>
          <table:table-cell office:value-type="string">
            <text:p>Zero match</text:p>
          </table:table-cell>
          <table:table-cell office:value-type="string">
            <text:p>One match</text:p>
          </table:table-cell>
          <table:table-cell office:value-type="string">
            <text:p>Multi match</text:p>
          </table:table-cell>
          <table:table-cell office:value-type="string">
            <text:p>No name</text:p>
          </table:table-cell>
        </table:table-row>
        <table:table-row table:style-name="ro1">
          <table:table-cell office:value-type="string">
            <text:p>Only Name</text:p>
          </table:table-cell>
          <table:table-cell/>
          <table:table-cell office:value-type="float" office:value="114">
            <text:p>114</text:p>
          </table:table-cell>
          <table:table-cell office:value-type="float" office:value="610">
            <text:p>610</text:p>
          </table:table-cell>
          <table:table-cell office:value-type="float" office:value="2743">
            <text:p>274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Name &amp; Coordinates 0m</text:p>
          </table:table-cell>
          <table:table-cell office:value-type="float" office:value="0">
            <text:p>0</text:p>
          </table:table-cell>
          <table:table-cell office:value-type="float" office:value="3467">
            <text:p>3467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Name &amp; Coordinates 1m</text:p>
          </table:table-cell>
          <table:table-cell office:value-type="float" office:value="1">
            <text:p>1</text:p>
          </table:table-cell>
          <table:table-cell office:value-type="float" office:value="2129">
            <text:p>2129</text:p>
          </table:table-cell>
          <table:table-cell office:value-type="float" office:value="1214">
            <text:p>1214</text:p>
          </table:table-cell>
          <table:table-cell office:value-type="float" office:value="124">
            <text:p>124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Name &amp; Coordinates 2m</text:p>
          </table:table-cell>
          <table:table-cell office:value-type="float" office:value="2">
            <text:p>2</text:p>
          </table:table-cell>
          <table:table-cell office:value-type="float" office:value="1154">
            <text:p>1154</text:p>
          </table:table-cell>
          <table:table-cell office:value-type="float" office:value="1982">
            <text:p>1982</text:p>
          </table:table-cell>
          <table:table-cell office:value-type="float" office:value="331">
            <text:p>331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table:style-name="ce1" office:value-type="string">
            <text:p>Name &amp; Coordinates 3m</text:p>
          </table:table-cell>
          <table:table-cell table:style-name="ce1" office:value-type="float" office:value="3">
            <text:p>3</text:p>
          </table:table-cell>
          <table:table-cell office:value-type="float" office:value="413">
            <text:p>413</text:p>
          </table:table-cell>
          <table:table-cell office:value-type="float" office:value="2285">
            <text:p>2285</text:p>
          </table:table-cell>
          <table:table-cell office:value-type="float" office:value="769">
            <text:p>769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Name &amp; Coordinates 4m</text:p>
          </table:table-cell>
          <table:table-cell office:value-type="float" office:value="4">
            <text:p>4</text:p>
          </table:table-cell>
          <table:table-cell office:value-type="float" office:value="580">
            <text:p>580</text:p>
          </table:table-cell>
          <table:table-cell office:value-type="float" office:value="2313">
            <text:p>2313</text:p>
          </table:table-cell>
          <table:table-cell office:value-type="float" office:value="574">
            <text:p>574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Name &amp; Coordinates 5m</text:p>
          </table:table-cell>
          <table:table-cell office:value-type="float" office:value="5">
            <text:p>5</text:p>
          </table:table-cell>
          <table:table-cell office:value-type="float" office:value="490">
            <text:p>490</text:p>
          </table:table-cell>
          <table:table-cell office:value-type="float" office:value="2317">
            <text:p>2317</text:p>
          </table:table-cell>
          <table:table-cell office:value-type="float" office:value="660">
            <text:p>66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table:style-name="ce1" office:value-type="string">
            <text:p>Name &amp; Coordinates 6m</text:p>
          </table:table-cell>
          <table:table-cell table:style-name="ce1" office:value-type="float" office:value="6">
            <text:p>6</text:p>
          </table:table-cell>
          <table:table-cell office:value-type="float" office:value="444">
            <text:p>444</text:p>
          </table:table-cell>
          <table:table-cell office:value-type="float" office:value="2306">
            <text:p>2306</text:p>
          </table:table-cell>
          <table:table-cell office:value-type="float" office:value="717">
            <text:p>717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Name &amp; Coordinates 7m</text:p>
          </table:table-cell>
          <table:table-cell office:value-type="float" office:value="7">
            <text:p>7</text:p>
          </table:table-cell>
          <table:table-cell office:value-type="float" office:value="413">
            <text:p>413</text:p>
          </table:table-cell>
          <table:table-cell office:value-type="float" office:value="2285">
            <text:p>2285</text:p>
          </table:table-cell>
          <table:table-cell office:value-type="float" office:value="769">
            <text:p>769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Name &amp; Coordinates 10m</text:p>
          </table:table-cell>
          <table:table-cell office:value-type="float" office:value="10">
            <text:p>10</text:p>
          </table:table-cell>
          <table:table-cell office:value-type="float" office:value="376">
            <text:p>376</text:p>
          </table:table-cell>
          <table:table-cell office:value-type="float" office:value="2203">
            <text:p>2203</text:p>
          </table:table-cell>
          <table:table-cell office:value-type="float" office:value="888">
            <text:p>888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>
            <draw:frame table:end-cell-address="Mayfair.G34" table:end-x="2.133cm" table:end-y="0.282cm" draw:z-index="0" draw:style-name="gr1" draw:text-style-name="P1" svg:width="17.289cm" svg:height="9.372cm" svg:x="0.494cm" svg:y="0.188cm">
              <draw:object draw:notify-on-update-of-ranges="Mayfair.B3:Mayfair.B11 Mayfair.C1:Mayfair.C1 Mayfair.C3:Mayfair.C11 Mayfair.B3:Mayfair.B11 Mayfair.D1:Mayfair.D1 Mayfair.D3:Mayfair.D11 Mayfair.B3:Mayfair.B11 Mayfair.E1:Mayfair.E1 Mayfair.E3:Mayfair.E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Harlow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Match Criteria </text:p>
          </table:table-cell>
          <table:table-cell office:value-type="string">
            <text:p>Tolerance (m)</text:p>
          </table:table-cell>
          <table:table-cell office:value-type="string">
            <text:p>Zero match</text:p>
          </table:table-cell>
          <table:table-cell office:value-type="string">
            <text:p>One match</text:p>
          </table:table-cell>
          <table:table-cell office:value-type="string">
            <text:p>Multi match</text:p>
          </table:table-cell>
          <table:table-cell office:value-type="string">
            <text:p>No name</text:p>
          </table:table-cell>
          <table:table-cell office:value-type="string">
            <text:p>Total OS</text:p>
          </table:table-cell>
          <table:table-cell office:value-type="string">
            <text:p>total OSM</text:p>
          </table:table-cell>
        </table:table-row>
        <table:table-row table:style-name="ro1">
          <table:table-cell office:value-type="string">
            <text:p>Only Name</text:p>
          </table:table-cell>
          <table:table-cell table:number-columns-repeated="7"/>
        </table:table-row>
        <table:table-row table:style-name="ro1">
          <table:table-cell office:value-type="string">
            <text:p>Name &amp; Coordinates 0m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21">
            <text:p>221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Name &amp; Coordinates 2m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float" office:value="221">
            <text:p>221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Name &amp; Coordinates 4m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09">
            <text:p>109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221">
            <text:p>221</text:p>
          </table:table-cell>
          <table:table-cell office:value-type="float" office:value="97">
            <text:p>97</text:p>
          </table:table-cell>
        </table:table-row>
        <table:table-row table:style-name="ro1">
          <table:table-cell table:style-name="ce1" office:value-type="string">
            <text:p>Name &amp; Coordinates 6m</text:p>
          </table:table-cell>
          <table:table-cell table:style-name="ce1"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13">
            <text:p>113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221">
            <text:p>221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Name &amp; Coordinates 10m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18">
            <text:p>118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221">
            <text:p>221</text:p>
          </table:table-cell>
          <table:table-cell office:value-type="float" office:value="97">
            <text:p>97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23/07/2018</text:date>, <text:time>14:5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 A</meta:initial-creator>
    <meta:creation-date>2018-07-19T16:23:16</meta:creation-date>
    <dc:date>2018-07-23T14:54:01</dc:date>
    <dc:creator>Y A</dc:creator>
    <meta:editing-duration>PT37M34S</meta:editing-duration>
    <meta:editing-cycles>3</meta:editing-cycles>
    <meta:generator>OpenOffice/4.1.5$Unix OpenOffice.org_project/415m1$Build-9789</meta:generator>
    <meta:document-statistic meta:table-count="3" meta:cell-count="1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29cm" svg:height="9.373cm" xlink:href=".." xlink:type="simple" chart:class="chart:scatter" chart:style-name="ch1">
        <chart:legend svg:x="13.576cm" svg:y="2.828cm" style:legend-expansion="custom" chartooo:width="3.515cm" chartooo:height="2.912cm" style:legend-expansion-aspect-ratio="1.20707417582418" chart:style-name="ch2"/>
        <chart:plot-area chart:style-name="ch3" table:cell-range-address="Mayfair.B3:Mayfair.E11 Mayfair.C1:Mayfair.E1" chart:data-source-has-labels="row" svg:x="0.913cm" svg:y="0.897cm" svg:width="12.861cm" svg:height="7.82cm">
          <chartooo:coordinate-region svg:x="1.949cm" svg:y="1.094cm" svg:width="11.627cm" svg:height="6.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yfair.C3:Mayfair.C11" chart:label-cell-address="Mayfair.C1:Mayfair.C1" chart:class="chart:scatter">
            <chart:domain table:cell-range-address="Mayfair.B3:Mayfair.B11"/>
            <chart:data-point chart:repeated="9"/>
          </chart:series>
          <chart:series chart:style-name="ch7" chart:values-cell-range-address="Mayfair.D3:Mayfair.D11" chart:label-cell-address="Mayfair.D1:Mayfair.D1" chart:class="chart:scatter">
            <chart:data-point chart:repeated="9"/>
          </chart:series>
          <chart:series chart:style-name="ch8" chart:values-cell-range-address="Mayfair.E3:Mayfair.E11" chart:label-cell-address="Mayfair.E1:Mayfair.E1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Zero match</text:p>
                <draw:g>
                  <svg:desc>Mayfair.C1:Mayfair.C1</svg:desc>
                </draw:g>
              </table:table-cell>
              <table:table-cell office:value-type="string">
                <text:p>One match</text:p>
                <draw:g>
                  <svg:desc>Mayfair.D1:Mayfair.D1</svg:desc>
                </draw:g>
              </table:table-cell>
              <table:table-cell office:value-type="string">
                <text:p>Multi match</text:p>
                <draw:g>
                  <svg:desc>Mayfair.E1:Mayfair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ayfair.B3:Mayfair.B11</svg:desc>
                </draw:g>
              </table:table-cell>
              <table:table-cell office:value-type="float" office:value="3467">
                <text:p>3467</text:p>
                <draw:g>
                  <svg:desc>Mayfair.C3:Mayfair.C11</svg:desc>
                </draw:g>
              </table:table-cell>
              <table:table-cell office:value-type="float" office:value="0">
                <text:p>0</text:p>
                <draw:g>
                  <svg:desc>Mayfair.D3:Mayfair.D11</svg:desc>
                </draw:g>
              </table:table-cell>
              <table:table-cell office:value-type="float" office:value="0">
                <text:p>0</text:p>
                <draw:g>
                  <svg:desc>Mayfair.E3:Mayfair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29">
                <text:p>2129</text:p>
              </table:table-cell>
              <table:table-cell office:value-type="float" office:value="1214">
                <text:p>121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154">
                <text:p>1154</text:p>
              </table:table-cell>
              <table:table-cell office:value-type="float" office:value="1982">
                <text:p>1982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13">
                <text:p>413</text:p>
              </table:table-cell>
              <table:table-cell office:value-type="float" office:value="2285">
                <text:p>2285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80">
                <text:p>580</text:p>
              </table:table-cell>
              <table:table-cell office:value-type="float" office:value="2313">
                <text:p>2313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90">
                <text:p>490</text:p>
              </table:table-cell>
              <table:table-cell office:value-type="float" office:value="2317">
                <text:p>2317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44">
                <text:p>444</text:p>
              </table:table-cell>
              <table:table-cell office:value-type="float" office:value="2306">
                <text:p>2306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13">
                <text:p>413</text:p>
              </table:table-cell>
              <table:table-cell office:value-type="float" office:value="2285">
                <text:p>2285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76">
                <text:p>376</text:p>
              </table:table-cell>
              <table:table-cell office:value-type="float" office:value="2203">
                <text:p>2203</text:p>
              </table:table-cell>
              <table:table-cell office:value-type="float" office:value="888">
                <text:p>8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